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o be or not to be that is the questio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eoijsedndzayi. e.n .aw.d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 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heootaqnbttu.eoie.obss.rett.nthi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 style:data-style-name="N2" text:time-value="10:06:17.7650918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26:54.980733300</meta:creation-date>
    <dc:date>2019-03-06T10:36:59.679409994</dc:date>
    <meta:editing-duration>PT18M30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